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51H09M09.135051S" calcext:value-type="time">
            <text:p>1351:09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3H09M50.765S" calcext:value-type="time">
            <text:p>03:09</text:p>
          </table:table-cell>
          <table:table-cell table:style-name="ce3"/>
          <table:table-cell office:value-type="string" calcext:value-type="string">
            <text:p>Exterior vines/moss cleanup/improvements, camera overview overhaul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3H09M50.765S" calcext:value-type="time">
            <text:p>03:0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0]-[.B260] &gt; 0; [.C260]-[.B2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0]-[.F260] &gt; 0; [.G260]-[.F260]; 0)" office:value-type="time" office:time-value="PT00H00M00S" calcext:value-type="time">
            <text:p>00:00</text:p>
          </table:table-cell>
          <table:table-cell table:formula="of:=[.D260]+[.H2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1]-[.B261] &gt; 0; [.C261]-[.B2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1]-[.F261] &gt; 0; [.G261]-[.F261]; 0)" office:value-type="time" office:time-value="PT00H00M00S" calcext:value-type="time">
            <text:p>00:00</text:p>
          </table:table-cell>
          <table:table-cell table:formula="of:=[.D261]+[.H2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2]-[.F262] &gt; 0; [.G262]-[.F262]; 0)" office:value-type="time" office:time-value="PT00H00M00S" calcext:value-type="time">
            <text:p>00:00</text:p>
          </table:table-cell>
          <table:table-cell table:formula="of:=[.D262]+[.H2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3]-[.B263] &gt; 0; [.C263]-[.B26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3]-[.F263] &gt; 0; [.G263]-[.F263]; 0)" office:value-type="time" office:time-value="PT00H00M00S" calcext:value-type="time">
            <text:p>00:00</text:p>
          </table:table-cell>
          <table:table-cell table:style-name="ce18" table:formula="of:=[.D263]+[.H26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64]-[.B264] &gt; 0; [.C264]-[.B26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64]-[.F264] &gt; 0; [.G264]-[.F264]; 0)" office:value-type="time" office:time-value="PT00H00M00S" calcext:value-type="time">
            <text:p>00:00</text:p>
          </table:table-cell>
          <table:table-cell table:style-name="ce19" table:formula="of:=[.D264]+[.H26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9:.I26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65]-[.B265] &gt; 0; [.C265]-[.B2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5]-[.F265] &gt; 0; [.G265]-[.F265]; 0)" office:value-type="time" office:time-value="PT00H00M00S" calcext:value-type="time">
            <text:p>00:00</text:p>
          </table:table-cell>
          <table:table-cell table:formula="of:=[.D265]+[.H2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6]-[.B266] &gt; 0; [.C266]-[.B2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6]-[.F266] &gt; 0; [.G266]-[.F266]; 0)" office:value-type="time" office:time-value="PT00H00M00S" calcext:value-type="time">
            <text:p>00:00</text:p>
          </table:table-cell>
          <table:table-cell table:formula="of:=[.D266]+[.H2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7]-[.B267] &gt; 0; [.C267]-[.B2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7" office:value-type="date" office:date-value="2022-10-03" calcext:value-type="date">
            <text:p>10/03/22</text:p>
          </table:table-cell>
          <table:table-cell table:style-name="ce72" office:value-type="string" calcext:value-type="string">
            <text:p>MH</text:p>
          </table:table-cell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3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/00/0000</text:date>, <text:time style:data-style-name="N2" text:time-value="08:05:20.5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04T13:59:02.181000000</dc:date>
    <meta:editing-duration>P60DT1H18M59S</meta:editing-duration>
    <meta:editing-cycles>1580</meta:editing-cycles>
    <meta:generator>LibreOffice/7.2.6.2$Windows_X86_64 LibreOffice_project/b0ec3a565991f7569a5a7f5d24fed7f52653d754</meta:generator>
    <dc:creator>Benjamin Laws</dc:creator>
    <meta:document-statistic meta:table-count="2" meta:cell-count="1929" meta:object-count="0"/>
  </office:meta>
</office:document-meta>
</file>